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68fe" officeooo:paragraph-rsid="000968fe"/>
    </style:style>
    <style:style style:name="P2" style:family="paragraph" style:parent-style-name="Standard">
      <style:text-properties officeooo:rsid="000adc3e" officeooo:paragraph-rsid="000adc3e"/>
    </style:style>
    <style:style style:name="P3" style:family="paragraph" style:parent-style-name="Standard">
      <style:text-properties officeooo:rsid="001a35bc" officeooo:paragraph-rsid="001a35bc"/>
    </style:style>
    <style:style style:name="P4" style:family="paragraph" style:parent-style-name="Standard">
      <style:text-properties officeooo:rsid="001b0f4d" officeooo:paragraph-rsid="001b0f4d"/>
    </style:style>
    <style:style style:name="P5" style:family="paragraph" style:parent-style-name="Standard">
      <style:text-properties officeooo:rsid="001b685a" officeooo:paragraph-rsid="001b685a"/>
    </style:style>
    <style:style style:name="T1" style:family="text">
      <style:text-properties officeooo:rsid="000cbe72"/>
    </style:style>
    <style:style style:name="T2" style:family="text">
      <style:text-properties officeooo:rsid="001b0f4d"/>
    </style:style>
    <style:style style:name="T3" style:family="text">
      <style:text-properties officeooo:rsid="001b685a"/>
    </style:style>
    <style:style style:name="T4" style:family="text">
      <style:text-properties officeooo:rsid="001bdd58"/>
    </style:style>
    <style:style style:name="T5" style:family="text">
      <style:text-properties officeooo:rsid="001fc7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about sampleRecords() <text:span text:style-name="T5">for GitHub pull request</text:span></text:p>
      <text:p text:style-name="P1"/>
      <text:p text:style-name="P3">Hi, </text:p>
      <text:p text:style-name="P3"/>
      <text:p text:style-name="P3">I’m a PhD student under Dr. Jon Yearsley at University College Dublin, Ireland. <text:s/><text:span text:style-name="T2">I’m using ‘virtualspecies’ for a simulation study on methods for correcting spatial sampling bias in biological records datasets. <text:s/>I’ve written a function called ‘sampleRecords’, largely based on the existing ‘sampleOccurrences’ function, but with some modifications that produce sample data similar to the biological records datasets I am using. <text:s/>I think this function would be useful to others. <text:s/>Please take a look and let me know what you think – I am happy to discuss and make changes if you have ideas. <text:s/></text:span></text:p>
      <text:p text:style-name="P2"/>
      <text:p text:style-name="P2">The purpose of this function is to sample virtual species occurrences with <text:span text:style-name="T4">replacement to allow</text:span> the possibility of multiple observations from each site. <text:s/><text:span text:style-name="T1">This function produces a data frame of observations in which each row is a species record, with the coordinates of the observation (see examples in the documentation). <text:s/>This is similar to many opportunistic biological records datasets, (e.g. datasets available on GBIF) which may contain many records of the same species from some locations and no or few records from other locations. <text:s/>This function will be useful for simulation studies exploring the effect of sampling bias, and will also be useful for simulation studies using hierarchical occupancy/detection models (which require replicate site visits to estimate detection probability). <text:s/>I think the ‘sampleOccurrences’ was not able to produce multiple replicate samples from a cell, so this ‘sampleRecords’ function extends the capabilities of the ‘virtualspecies’ package by producing sample data with replicate records. <text:s/></text:span></text:p>
      <text:p text:style-name="P2"/>
      <text:p text:style-name="P5">Also, a minor note is that <text:span text:style-name="T2">I used ‘roxygen2’ to generate the documentation, and it seems that it automatically made some small changes to most of the ‘man’ files, including removing some empty lines and shuffling the order of some blocks. <text:s/>I don’t think these changes will hurt anything, but I couldn’t figure out how to stop them from happening. <text:s/>Every time I re-generated the documentation those changes happened. <text:s/></text:span>Let me know if this causes problems, and I can try to get rid of all those small changes and re-submit a pull reques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10:19:50.289182364</meta:creation-date>
    <dc:date>2018-02-08T10:54:07.056010973</dc:date>
    <meta:editing-duration>PT34M9S</meta:editing-duration>
    <meta:editing-cycles>20</meta:editing-cycles>
    <meta:generator>LibreOffice/5.1.6.2$Linux_X86_64 LibreOffice_project/10m0$Build-2</meta:generator>
    <meta:document-statistic meta:table-count="0" meta:image-count="0" meta:object-count="0" meta:page-count="1" meta:paragraph-count="5" meta:word-count="346" meta:character-count="2214" meta:non-whitespace-character-count="1856"/>
  </office:meta>
</office:document-meta>
</file>